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060" officeooo:paragraph-rsid="00159060"/>
    </style:style>
    <style:style style:name="P2" style:family="paragraph" style:parent-style-name="Standard">
      <style:text-properties fo:font-weight="bold" officeooo:rsid="00159060" officeooo:paragraph-rsid="00159060" style:font-weight-asian="bold" style:font-weight-complex="bold"/>
    </style:style>
    <style:style style:name="P3" style:family="paragraph" style:parent-style-name="Standard" style:list-style-name="L1">
      <style:text-properties fo:font-weight="normal" officeooo:rsid="00159060" officeooo:paragraph-rsid="00159060" style:font-weight-asian="normal" style:font-weight-complex="normal"/>
    </style:style>
    <style:style style:name="P4" style:family="paragraph" style:parent-style-name="Standard">
      <style:text-properties fo:font-weight="normal" officeooo:rsid="00159060" officeooo:paragraph-rsid="00159060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59060" officeooo:paragraph-rsid="00159060" style:font-weight-asian="normal" style:font-weight-complex="normal"/>
    </style:style>
    <style:style style:name="P6" style:family="paragraph" style:parent-style-name="Standard" style:list-style-name="L4">
      <style:text-properties fo:font-weight="normal" officeooo:rsid="00159060" officeooo:paragraph-rsid="0015906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7 mars</text:p>
      <text:list xml:id="list3849711914" text:style-name="L1">
        <text:list-item>
          <text:p text:style-name="P3">Ändrade u, = cvxpy…</text:p>
        </text:list-item>
      </text:list>
      <text:p text:style-name="P4"/>
      <text:p text:style-name="P2">21 mars</text:p>
      <text:list xml:id="list3963648689" text:style-name="L2">
        <text:list-item>
          <text:p text:style-name="P5">Trajectory generation: tränade E på 7000 datapunkter</text:p>
        </text:list-item>
      </text:list>
      <text:p text:style-name="P4"/>
      <text:p text:style-name="P2">7 april</text:p>
      <text:list xml:id="list3541554090" text:style-name="L4">
        <text:list-item>
          <text:p text:style-name="P6">Lagt till mappar för datum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0:45:51.297360347</meta:creation-date>
    <dc:date>2020-04-07T10:49:45.935501244</dc:date>
    <meta:editing-duration>PT3M55S</meta:editing-duration>
    <meta:editing-cycles>1</meta:editing-cycles>
    <meta:document-statistic meta:table-count="0" meta:image-count="0" meta:object-count="0" meta:page-count="1" meta:paragraph-count="6" meta:word-count="25" meta:character-count="121" meta:non-whitespace-character-count="105"/>
    <meta:generator>LibreOffice/6.0.7.3$Linux_X86_64 LibreOffice_project/00m0$Build-3</meta:generator>
  </office:meta>
</office:document-meta>
</file>